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d0c" officeooo:paragraph-rsid="0002fd0c"/>
    </style:style>
    <style:style style:name="P2" style:family="paragraph" style:parent-style-name="Standard">
      <style:paragraph-properties fo:text-align="center" style:justify-single-word="false"/>
      <style:text-properties officeooo:rsid="0002fd0c" officeooo:paragraph-rsid="0002fd0c"/>
    </style:style>
    <style:style style:name="P3" style:family="paragraph" style:parent-style-name="Standard">
      <style:paragraph-properties fo:text-align="start" style:justify-single-word="false"/>
      <style:text-properties officeooo:rsid="0002fd0c" officeooo:paragraph-rsid="0002fd0c"/>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2fd0c" officeooo:paragraph-rsid="0002fd0c"/>
    </style:style>
    <style:style style:name="P5" style:family="paragraph" style:parent-style-name="Standard">
      <style:paragraph-properties fo:text-align="start" style:justify-single-word="false"/>
      <style:text-properties style:text-underline-style="none" officeooo:rsid="0003ba0b" officeooo:paragraph-rsid="0003ba0b"/>
    </style:style>
    <style:style style:name="P6" style:family="paragraph" style:parent-style-name="Standard">
      <style:paragraph-properties fo:text-align="start" style:justify-single-word="false"/>
      <style:text-properties style:text-underline-style="none" fo:font-weight="normal" officeooo:rsid="0003ba0b" officeooo:paragraph-rsid="0003ba0b"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3af4" officeooo:paragraph-rsid="00053af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53dc9" officeooo:paragraph-rsid="00053dc9"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681e7" officeooo:paragraph-rsid="000681e7" style:font-weight-asian="normal" style:font-weight-complex="normal"/>
    </style:style>
    <style:style style:name="P10" style:family="paragraph" style:parent-style-name="Standard">
      <style:paragraph-properties fo:text-align="start" style:justify-single-word="false"/>
      <style:text-properties style:text-underline-style="none" fo:font-weight="bold" officeooo:rsid="0003ba0b" officeooo:paragraph-rsid="0003ba0b"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053af4" officeooo:paragraph-rsid="00053af4"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0681e7" officeooo:paragraph-rsid="000681e7" style:font-weight-asian="bold" style:font-weight-complex="bold"/>
    </style:style>
    <style:style style:name="P13" style:family="paragraph" style:parent-style-name="Standard">
      <style:paragraph-properties fo:text-align="start" style:justify-single-word="false"/>
      <style:text-properties style:text-underline-style="none" fo:font-weight="bold" officeooo:rsid="0007afee" officeooo:paragraph-rsid="0007afee"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03ba0b" officeooo:paragraph-rsid="0003ba0b"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085b13" officeooo:paragraph-rsid="00085b13"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08c355" officeooo:paragraph-rsid="0008c355"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097899" officeooo:paragraph-rsid="00097899" style:font-weight-asian="bold" style:font-weight-complex="bold"/>
    </style:style>
    <style:style style:name="P18" style:family="paragraph" style:parent-style-name="Standard">
      <style:paragraph-properties fo:text-align="start" style:justify-single-word="false"/>
      <style:text-properties style:text-underline-style="none" fo:font-weight="normal" officeooo:rsid="00053af4" officeooo:paragraph-rsid="00053af4"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681e7" officeooo:paragraph-rsid="000681e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78d85" officeooo:paragraph-rsid="000681e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7afee" officeooo:paragraph-rsid="0007afe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83dc8" officeooo:paragraph-rsid="0007afee"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83dc8" officeooo:paragraph-rsid="00083dc8"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officeooo:rsid="0002fd0c" officeooo:paragraph-rsid="0002fd0c"/>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78d85" style:font-weight-asian="normal" style:font-weight-complex="normal"/>
    </style:style>
    <style:style style:name="T6" style:family="text">
      <style:text-properties fo:font-weight="normal" officeooo:rsid="00083dc8" style:font-weight-asian="normal" style:font-weight-complex="normal"/>
    </style:style>
    <style:style style:name="T7" style:family="text">
      <style:text-properties officeooo:rsid="00053d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ndro Lopez</text:p>
      <text:p text:style-name="P1">CSC 6302 Database Principles and Design</text:p>
      <text:p text:style-name="P1">Merrimack College</text:p>
      <text:p text:style-name="P1"/>
      <text:p text:style-name="P2">Quiz 1</text:p>
      <text:p text:style-name="P2"/>
      <text:p text:style-name="P3"><text:span text:style-name="T3">1)</text:span> <text:span text:style-name="T1">Physical Level</text:span><text:span text:style-name="T2">: The lowest level of abstraction, the physical level, describes “how” the data are stores. Details at the physical level include things like the actual storage devices the data are stored in, how the data are stored in files, as well as the index of data. Database administrators and system administrators may interact with this level.</text:span></text:p>
      <text:p text:style-name="P3"/>
      <text:p text:style-name="P4">Logical Level<text:span text:style-name="T2">: The middle level of abstraction, the logical level, describes the “what.” At this level, database administrators decide what the data looks like. This includes the data types as well as their relationship to each other. The complications of the physical level are hidden at this level, allowing users to work with the data without needing to understand how the database system is implemented. Application programmers and database administrators usually work at this level. <text:line-break/><text:line-break/></text:span>View Level<text:span text:style-name="T2">: The highest level, the view level, provides parts of the database most relevant to the users need. For instance, when accessing an ATM, users only access their own data and not that of the banks other customers. While this level makes it easy to interact with the database, with the complexities of the logical level and the physical level hidden away, it also prevents users from entering unauthorized parts of the database.</text:span></text:p>
      <text:p text:style-name="P4"/>
      <text:p text:style-name="P4"/>
      <text:p text:style-name="P10">2)</text:p>
      <text:p text:style-name="P5"><text:span text:style-name="T3">a.)</text:span> The Material relation has <text:span text:style-name="T3">7 superkeys.</text:span></text:p>
      <text:p text:style-name="P10"/>
      <text:p text:style-name="P6"><text:span text:style-name="T3">b.)</text:span> </text:p>
      <text:p text:style-name="P6">1. MaterialName, Color, IsMachineWashable</text:p>
      <text:p text:style-name="P6">2. MaterialName, Color</text:p>
      <text:p text:style-name="P6">3. MaterialName, IsMachineWashable</text:p>
      <text:p text:style-name="P6">4. Color, IsMachineWashable</text:p>
      <text:p text:style-name="P6">5. MaterialName</text:p>
      <text:p text:style-name="P6">6. Color</text:p>
      <text:p text:style-name="P6">7. IsMachineWashable</text:p>
      <text:p text:style-name="P6"/>
      <text:p text:style-name="P10">c.)</text:p>
      <text:p text:style-name="P8">1. MaterialName</text:p>
      <text:p text:style-name="P7"><text:span text:style-name="T7">2</text:span>. MaterialName, Color</text:p>
      <text:p text:style-name="P7"/>
      <text:p text:style-name="P11">d.)</text:p>
      <text:p text:style-name="P7">Primary key: MaterialName</text:p>
      <text:p text:style-name="P7"/>
      <text:p text:style-name="P12">e.)<text:line-break/><text:span text:style-name="T4">CREATE TABLE IF NOT EXISTS Material (</text:span></text:p>
      <text:p text:style-name="P9"><text:s text:c="4"/>MaterialName VARCHAR(100) PRIMARY KEY,</text:p>
      <text:p text:style-name="P9"><text:s text:c="4"/>Color VARCHAR(50),</text:p>
      <text:p text:style-name="P9"><text:s text:c="4"/>IsMachineWashable TINYINT</text:p>
      <text:p text:style-name="P9">);</text:p>
      <text:p text:style-name="P9"><text:soft-page-break/></text:p>
      <text:p text:style-name="P9"/>
      <text:p text:style-name="P12">3)</text:p>
      <text:p text:style-name="P9">CREATE TABLE IF NOT EXISTS SewingPattern (</text:p>
      <text:p text:style-name="P9"><text:s text:c="4"/>PatternName VARCHAR(100) PRIMARY KEY,</text:p>
      <text:p text:style-name="P9"><text:s text:c="4"/>PublisherName VARCHAR(200),</text:p>
      <text:p text:style-name="P9"><text:s text:c="4"/>SkillLevel INT,</text:p>
      <text:p text:style-name="P9"><text:s text:c="4"/>MaterialName VARCHAR(100),</text:p>
      <text:p text:style-name="P9"><text:s text:c="4"/>Yardage DOUBLE,</text:p>
      <text:p text:style-name="P12"><text:span text:style-name="T4"><text:s text:c="4"/>FOREIGN KEY(Ma</text:span><text:span text:style-name="T5">terialName) REFERENCES Material(MaterialName)</text:span></text:p>
      <text:p text:style-name="P20"/>
      <text:p text:style-name="P9">);</text:p>
      <text:p text:style-name="P9"/>
      <text:p text:style-name="P9"/>
      <text:p text:style-name="P13">4)</text:p>
      <text:p text:style-name="P13">a.) <text:span text:style-name="T4">SELECT GameName FROM Game;</text:span></text:p>
      <text:p text:style-name="P13"/>
      <text:p text:style-name="P13">b.) </text:p>
      <text:p text:style-name="P21">SELECT</text:p>
      <text:p text:style-name="P13"><text:span text:style-name="T4"><text:tab/></text:span><text:span text:style-name="T6">p.UserName,</text:span></text:p>
      <text:p text:style-name="P22"><text:tab/>g.GameName</text:p>
      <text:p text:style-name="P21">FROM</text:p>
      <text:p text:style-name="P13"><text:span text:style-name="T4"><text:tab/></text:span><text:span text:style-name="T6">Player p</text:span></text:p>
      <text:p text:style-name="P23">JOIN</text:p>
      <text:p text:style-name="P23"><text:tab/>Game g on p.FavoriteGame = g.Id;</text:p>
      <text:p text:style-name="P21"/>
      <text:p text:style-name="P21"/>
      <text:p text:style-name="P15">5)</text:p>
      <text:p text:style-name="P15">a.)<text:span text:style-name="T4"> </text:span></text:p>
      <text:p text:style-name="P15"><text:span text:style-name="T4">SELECT</text:span></text:p>
      <text:p text:style-name="P15"><text:span text:style-name="T4"><text:tab/>g.GameName,</text:span></text:p>
      <text:p text:style-name="P15"><text:span text:style-name="T4"><text:tab/>g.DeveloperName</text:span></text:p>
      <text:p text:style-name="P15"><text:span text:style-name="T4">FROM Game g</text:span></text:p>
      <text:p text:style-name="P15"><text:span text:style-name="T4">ORDER BY g.DeveloperName, g.GameName;</text:span></text:p>
      <text:p text:style-name="P15"><text:span text:style-name="T4"/></text:p>
      <text:p text:style-name="P15">b.)<text:span text:style-name="T4"> </text:span></text:p>
      <text:p text:style-name="P16"><text:span text:style-name="T4">SELECT COUNT(DISTINCT Playerid) AS NumberOfPlayers</text:span></text:p>
      <text:p text:style-name="P16"><text:span text:style-name="T4">FROM Score</text:span></text:p>
      <text:p text:style-name="P16"><text:span text:style-name="T4">WHERE Score = 185000;</text:span></text:p>
      <text:p text:style-name="P15"><text:span text:style-name="T4"/></text:p>
      <text:p text:style-name="P15">c.)</text:p>
      <text:p text:style-name="P17"><text:span text:style-name="T4">SELECT</text:span></text:p>
      <text:p text:style-name="P17"><text:span text:style-name="T4"><text:tab/>GameId,</text:span></text:p>
      <text:p text:style-name="P17"><text:span text:style-name="T4"><text:tab/>MAX(Score) AS HighestScore</text:span></text:p>
      <text:p text:style-name="P17"><text:span text:style-name="T4">FROM Score</text:span></text:p>
      <text:p text:style-name="P17"><text:span text:style-name="T4">GROUP BY GameId;</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1:52:30.094908545</meta:creation-date>
    <dc:date>2023-11-14T21:30:05.555716493</dc:date>
    <meta:editing-duration>PT4H13M41S</meta:editing-duration>
    <meta:editing-cycles>2</meta:editing-cycles>
    <meta:generator>LibreOffice/7.3.7.2$Linux_X86_64 LibreOffice_project/30$Build-2</meta:generator>
    <meta:document-statistic meta:table-count="0" meta:image-count="0" meta:object-count="0" meta:page-count="2" meta:paragraph-count="62" meta:word-count="354" meta:character-count="2381" meta:non-whitespace-character-count="2039"/>
  </office:meta>
</office:document-meta>
</file>